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4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379c4" officeooo:paragraph-rsid="001379c4" loext:padding="0cm" loext:border="none"/>
    </style:style>
    <style:style style:name="P5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551cb" officeooo:paragraph-rsid="001551cb" loext:padding="0cm" loext:border="none"/>
    </style:style>
    <style:style style:name="P6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89b45" officeooo:paragraph-rsid="00189b45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8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10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bd2ed" officeooo:paragraph-rsid="001bd2ed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2" style:family="paragraph" style:parent-style-name="Standard">
      <style:text-properties officeooo:rsid="001379c4" officeooo:paragraph-rsid="001379c4"/>
    </style:style>
    <style:style style:name="P13" style:family="paragraph" style:parent-style-name="Standard">
      <style:text-properties officeooo:paragraph-rsid="001379c4"/>
    </style:style>
    <style:style style:name="P14" style:family="paragraph" style:parent-style-name="Standard">
      <style:text-properties officeooo:rsid="001551cb" officeooo:paragraph-rsid="001551cb"/>
    </style:style>
    <style:style style:name="P15" style:family="paragraph" style:parent-style-name="Standard">
      <style:text-properties officeooo:rsid="00189b45" officeooo:paragraph-rsid="00189b45"/>
    </style:style>
    <style:style style:name="P16" style:family="paragraph" style:parent-style-name="Standard">
      <style:text-properties officeooo:rsid="001aad82" officeooo:paragraph-rsid="001aad82"/>
    </style:style>
    <style:style style:name="P17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18" style:family="paragraph" style:parent-style-name="Standard">
      <style:text-properties officeooo:rsid="001bd2ed" officeooo:paragraph-rsid="001bd2ed"/>
    </style:style>
    <style:style style:name="P19" style:family="paragraph" style:parent-style-name="Standard">
      <style:text-properties officeooo:rsid="001d3088" officeooo:paragraph-rsid="001d3088"/>
    </style:style>
    <style:style style:name="P20" style:family="paragraph" style:parent-style-name="Standard">
      <style:text-properties officeooo:rsid="001ef184" officeooo:paragraph-rsid="001ef184"/>
    </style:style>
    <style:style style:name="P21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22" style:family="paragraph" style:parent-style-name="Standard">
      <style:text-properties officeooo:rsid="001ef184" officeooo:paragraph-rsid="001ef184"/>
    </style:style>
    <style:style style:name="P23" style:family="paragraph" style:parent-style-name="Standard">
      <style:text-properties officeooo:rsid="002044d9" officeooo:paragraph-rsid="002044d9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5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6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7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8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0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2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3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34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35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36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37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38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89b45" officeooo:paragraph-rsid="00189b45" loext:padding="0cm" loext:border="none"/>
    </style:style>
    <style:style style:name="P39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fo:letter-spacing="normal" loext:padding="0cm" loext:border="none"/>
    </style:style>
    <style:style style:name="P40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6183bb" loext:opacity="100%" style:font-name="Menlo" fo:font-size="10.5pt" fo:letter-spacing="normal" fo:font-style="normal" fo:font-weight="normal" loext:padding="0cm" loext:border="none"/>
    </style:style>
    <style:style style:name="P41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42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ef184" officeooo:paragraph-rsid="001ef184"/>
    </style:style>
    <style:style style:name="P43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44" style:family="paragraph" style:parent-style-name="Text_20_body" style:list-style-name="L10">
      <style:paragraph-properties fo:margin-left="0cm" fo:margin-right="0cm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fo:letter-spacing="normal" loext:padding="0cm" loext:border="none"/>
    </style:style>
    <style:style style:name="T5" style:family="text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cccccc" loext:opacity="100%" style:font-name="Droid Sans Mono" fo:font-size="9.75pt" fo:letter-spacing="normal" fo:font-style="normal" fo:font-weight="normal" fo:background-color="#1f1f1f" loext:char-shading-value="0" loext:padding="0.049cm" loext:border="0.06pt solid #000000"/>
    </style:style>
    <style:style style:name="T7" style:family="text">
      <style:text-properties fo:font-variant="normal" fo:text-transform="none" fo:color="#cccccc" loext:opacity="100%" fo:letter-spacing="normal" fo:background-color="#1f1f1f" loext:char-shading-value="0" loext:padding="0.049cm" loext:border="0.06pt solid #000000"/>
    </style:style>
    <style:style style:name="T8" style:family="text"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T9" style:family="text">
      <style:text-properties fo:font-variant="normal" fo:text-transform="none" fo:color="#cccccc" loext:opacity="100%" style:font-name="system-ui1" fo:font-size="9.75pt" fo:letter-spacing="normal" fo:font-style="normal" fo:font-weight="bold" loext:padding="0.049cm" loext:border="0.06pt solid #000000"/>
    </style:style>
    <style:style style:name="T10" style:family="text">
      <style:text-properties fo:font-variant="normal" fo:text-transform="none" fo:color="#d0d0d0" loext:opacity="100%" style:font-name="Droid Sans Mono" fo:font-size="9.75pt" fo:letter-spacing="normal" fo:font-style="normal" fo:font-weight="normal" fo:background-color="#3c3c3c" loext:char-shading-value="0" loext:padding-left="0.053cm" loext:padding-right="0.053cm" loext:padding-top="0.049cm" loext:padding-bottom="0.049cm" loext:border="0.06pt solid #000000"/>
    </style:style>
    <style:style style:name="T11" style:family="text">
      <style:text-properties officeooo:rsid="001379c4"/>
    </style:style>
    <style:style style:name="T12" style:family="text">
      <style:text-properties loext:padding="0cm" loext:border="none"/>
    </style:style>
    <style:style style:name="T13" style:family="text">
      <style:text-properties style:font-name="system-ui" fo:font-size="10.5pt" fo:font-style="normal" fo:font-weight="normal"/>
    </style:style>
    <style:style style:name="T14" style:family="text">
      <style:text-properties fo:color="#6183bb" loext:opacity="100%" style:font-name="Menlo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24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24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25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25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7">-----------------------------------------------------------------------------</text:p>
      <text:p text:style-name="P9">02 abril 2026</text:p>
      <text:h text:style-name="P8" text:outline-level="2">Git local</text:h>
      <text:p text:style-name="P11"><text:span text:style-name="T2">Hice commit local con estos cambios (sin incluir los </text:span><text:span text:style-name="Source_20_Text"><text:span text:style-name="T3">.odt/.~lock</text:span></text:span><text:span text:style-name="T2">):</text:span></text:p>
      <text:list text:style-name="L3">
        <text:list-item>
          <text:p text:style-name="P26"><text:span text:style-name="Strong_20_Emphasis"><text:span text:style-name="T1">Commit:</text:span></text:span><text:span text:style-name="T2"> </text:span><text:span text:style-name="Source_20_Text"><text:span text:style-name="T3">3121a3a</text:span></text:span></text:p>
        </text:list-item>
        <text:list-item>
          <text:p text:style-name="P26"><text:span text:style-name="Strong_20_Emphasis"><text:span text:style-name="T1">Mensaje:</text:span></text:span><text:span text:style-name="T2"> </text:span><text:span text:style-name="Source_20_Text"><text:span text:style-name="T3">Mejoras licor: registro extendido, pagos checkout, tasa y CMS admin</text:span></text:span></text:p>
        </text:list-item>
      </text:list>
      <text:p text:style-name="P9">-----------------------------------------------------------------------------------------------------------------</text:p>
      <text:h text:style-name="P8" text:outline-level="2">Commit (guardado) que hice</text:h>
      <text:list text:style-name="L4">
        <text:list-item>
          <text:p text:style-name="P27"><text:span text:style-name="Strong_20_Emphasis"><text:span text:style-name="T1">Hash (full):</text:span></text:span><text:span text:style-name="T2"> </text:span><text:span text:style-name="Source_20_Text"><text:span text:style-name="T3">f7c6b882ecde99fe95d6a85d9ac14b33b9c0ff58</text:span></text:span></text:p>
        </text:list-item>
        <text:list-item>
          <text:p text:style-name="P27"><text:span text:style-name="Strong_20_Emphasis"><text:span text:style-name="T1">Descripción / mensaje:</text:span></text:span><text:span text:style-name="T2"> </text:span><text:span text:style-name="Source_20_Text"><text:span text:style-name="T3">docs: actualizar documentos de licor y locks</text:span></text:span></text:p>
        </text:list-item>
        <text:list-item>
          <text:p text:style-name="P27"><text:span text:style-name="Strong_20_Emphasis"><text:span text:style-name="T1">Fecha:</text:span></text:span><text:span text:style-name="T2"> </text:span><text:span text:style-name="Source_20_Text"><text:span text:style-name="T3">Thu Apr 2 03:29:57 2026 -0400</text:span></text:span></text:p>
        </text:list-item>
        <text:list-item>
          <text:p text:style-name="P27"><text:span text:style-name="Strong_20_Emphasis"><text:span text:style-name="T1">Autor:</text:span></text:span><text:span text:style-name="T2"> </text:span><text:span text:style-name="Source_20_Text"><text:span text:style-name="T3">marcosstic &lt;marcosguerreroc7@gmail.com&gt;</text:span></text:span></text:p>
        </text:list-item>
      </text:list>
      <text:p text:style-name="P9">--------------------------------------------------------------------------------------------</text:p>
      <text:p text:style-name="P12">03-04-2026 <text:s/>00:01</text:p>
      <text:p text:style-name="P12"/>
      <text:p text:style-name="P13"><text:span text:style-name="T11">antes de guardar en git local me dejo esta nota: </text:span><text:span text:style-name="T5">Nota pequeña (QA)</text:span></text:p>
      <text:p text:style-name="P11"><text:span text:style-name="T2">Quedó repetido el item </text:span><text:span text:style-name="Source_20_Text"><text:span text:style-name="T3">admin_buyers_sorting</text:span></text:span><text:span text:style-name="T2"> en el TODO interno (no afecta el código). Si quieres, lo limpio luego.</text:span></text:p>
      <text:p text:style-name="P7">Si quieres el siguiente refinamiento UX (opcional), te propongo:</text:p>
      <text:list text:style-name="L5">
        <text:list-item>
          <text:p text:style-name="P28"><text:span text:style-name="T2">mostrar labels más amigables en el badge (en vez de </text:span><text:span text:style-name="Source_20_Text"><text:span text:style-name="T3">pending/approved/...</text:span></text:span><text:span text:style-name="T2">), y</text:span></text:p>
        </text:list-item>
        <text:list-item>
          <text:p text:style-name="P28"><text:span text:style-name="T2">que el detalle se “recargue” si cambias el filtro </text:span><text:span text:style-name="Source_20_Text"><text:span text:style-name="T3">status</text:span></text:span><text:span text:style-name="T2"> o el orden (ahora se cachea con </text:span><text:span text:style-name="Source_20_Text"><text:span text:style-name="T3">data-loaded=1</text:span></text:span><text:span text:style-name="T2"> por panel).</text:span></text:p>
        </text:list-item>
      </text:list>
      <text:p text:style-name="P12">-------------------------------------------------------------------</text:p>
      <text:p text:style-name="P12"/>
      <text:p text:style-name="P12"><text:soft-page-break/></text:p>
      <text:h text:style-name="P4" text:outline-level="2">Guardado en git local</text:h>
      <text:p text:style-name="P11"><text:span text:style-name="Strong_20_Emphasis"><text:span text:style-name="T1">Commit:</text:span></text:span><text:span text:style-name="T2"> </text:span><text:span text:style-name="Source_20_Text"><text:span text:style-name="T3">26be516</text:span></text:span></text:p>
      <text:list text:style-name="L6">
        <text:list-item>
          <text:p text:style-name="P29"><text:span text:style-name="Strong_20_Emphasis"><text:span text:style-name="T1">5 archivos modificados</text:span></text:span><text:span text:style-name="T2">, 239 insertadas, 90 eliminadas</text:span></text:p>
        </text:list-item>
        <text:list-item>
          <text:p text:style-name="P33"><text:span text:style-name="Strong_20_Emphasis"><text:span text:style-name="T1">Nuevos:</text:span></text:span><text:span text:style-name="T2"> </text:span></text:p>
          <text:p text:style-name="P35"><text:span text:style-name="T14">src/js/supabase/client.js</text:span><text:span text:style-name="T12">, </text:span></text:p>
          <text:p text:style-name="P40">src/js/supabase/auth.js</text:p>
        </text:list-item>
        <text:list-item>
          <text:p text:style-name="P29"><text:span text:style-name="Strong_20_Emphasis"><text:span text:style-name="T1">Mensaje:</text:span></text:span><text:span text:style-name="T2"> Fase 1 Auth completa - Integración con Supabase Auth (buyer + admin)</text:span></text:p>
        </text:list-item>
      </text:list>
      <text:p text:style-name="Horizontal_20_Line"/>
      <text:h text:style-name="P3" text:outline-level="1">Fase 1 completada</text:h>
      <text:list text:style-name="L7">
        <text:list-item>
          <text:p text:style-name="P39">✅ <text:span text:style-name="T13">Supabase Auth integrado</text:span></text:p>
        </text:list-item>
        <text:list-item>
          <text:p text:style-name="P30"><text:span text:style-name="T4">✅ </text:span><text:span text:style-name="T2">Sin </text:span><text:span text:style-name="Source_20_Text"><text:span text:style-name="T3">localStorage</text:span></text:span><text:span text:style-name="T2"> para sesión</text:span></text:p>
        </text:list-item>
        <text:list-item>
          <text:p text:style-name="P39">✅ <text:span text:style-name="T13">Validación de rol admin</text:span></text:p>
        </text:list-item>
        <text:list-item>
          <text:p text:style-name="P39">✅ <text:span text:style-name="T13">Registro con metadata y trigger server-side</text:span></text:p>
        </text:list-item>
        <text:list-item>
          <text:p text:style-name="P39">✅ <text:span text:style-name="T13">Rate limit 429 resuelto (email confirmation desactivado temporalmente)</text:span></text:p>
        </text:list-item>
      </text:list>
      <text:p text:style-name="P14">03-04-2026 20:39pm</text:p>
      <text:p text:style-name="P14"/>
      <text:p text:style-name="P14">--------------------------------------------------------------------------------------------</text:p>
      <text:h text:style-name="P5" text:outline-level="2">Guardado en git local</text:h>
      <text:p text:style-name="P11"><text:span text:style-name="Strong_20_Emphasis"><text:span text:style-name="T1">Commit:</text:span></text:span><text:span text:style-name="T2"> </text:span><text:span text:style-name="Source_20_Text"><text:span text:style-name="T3">ddcf5d2</text:span></text:span></text:p>
      <text:list text:style-name="L8">
        <text:list-item>
          <text:p text:style-name="P31"><text:span text:style-name="Strong_20_Emphasis"><text:span text:style-name="T1">Fase 2 Catálogo</text:span></text:span><text:span text:style-name="T2">: schema extendido + migración aplicada</text:span></text:p>
        </text:list-item>
        <text:list-item>
          <text:p text:style-name="P31"><text:span text:style-name="T2">Agregadas: </text:span><text:span text:style-name="Source_20_Text"><text:span text:style-name="T3">sku</text:span></text:span><text:span text:style-name="T2">, </text:span><text:span text:style-name="Source_20_Text"><text:span text:style-name="T3">slug</text:span></text:span><text:span text:style-name="T2">, </text:span><text:span text:style-name="Source_20_Text"><text:span text:style-name="T3">image_path</text:span></text:span><text:span text:style-name="T2">, </text:span><text:span text:style-name="Source_20_Text"><text:span text:style-name="T3">sort_order</text:span></text:span></text:p>
        </text:list-item>
        <text:list-item>
          <text:p text:style-name="P37">Constraints, índices y validaciones listos</text:p>
        </text:list-item>
        <text:list-item>
          <text:p text:style-name="P37">RLS ya estaba correcto</text:p>
        </text:list-item>
        <text:list-item>
          <text:p text:style-name="P38">04-04-2026</text:p>
        </text:list-item>
      </text:list>
      <text:p text:style-name="P15">0:41am</text:p>
      <text:p text:style-name="P15">------------------------------------------------------------------------------------------</text:p>
      <text:p text:style-name="P15"/>
      <text:h text:style-name="P6" text:outline-level="2">Guardado en git local</text:h>
      <text:p text:style-name="P11"><text:span text:style-name="Strong_20_Emphasis"><text:span text:style-name="T1">Commit:</text:span></text:span><text:span text:style-name="T2"> </text:span><text:span text:style-name="Source_20_Text"><text:span text:style-name="T3">3100572</text:span></text:span></text:p>
      <text:list text:style-name="L9">
        <text:list-item>
          <text:p text:style-name="P32"><text:span text:style-name="Strong_20_Emphasis"><text:span text:style-name="T1">6 archivos modificados</text:span></text:span><text:span text:style-name="T2">, 204 insertadas, 29 eliminadas</text:span></text:p>
        </text:list-item>
        <text:list-item>
          <text:p text:style-name="P34"><text:span text:style-name="Strong_20_Emphasis"><text:span text:style-name="T1">Nuevo:</text:span></text:span><text:span text:style-name="T2"> </text:span></text:p>
          <text:p text:style-name="P36"><text:soft-page-break/><text:span text:style-name="T14">src/js/supabase/products.js</text:span><text:span text:style-name="T12"> (service layer)</text:span></text:p>
        </text:list-item>
        <text:list-item>
          <text:p text:style-name="P32"><text:span text:style-name="Strong_20_Emphasis"><text:span text:style-name="T1">Resumen:</text:span></text:span><text:span text:style-name="T2"> Fase 2 Catálogo completa (Admin + Buyer conectados a Supabase)</text:span></text:p>
        </text:list-item>
      </text:list>
      <text:p text:style-name="P16">04-04-2026 6:49am</text:p>
      <text:p text:style-name="P16">----------------------------------------------------------------------------------------</text:p>
      <text:p text:style-name="P19">a partir de aquí:</text:p>
      <text:p text:style-name="P18">con visual studio code+cline+ modelo gratis qwen 3.6 preview de open router</text:p>
      <text:p text:style-name="P18">04-04-2026 <text:s/>11:54am</text:p>
      <text:p text:style-name="P18"/>
      <text:p text:style-name="P10">Commit realizado exitosamente. Los cambios de la Fase 2 están guardados en git local:</text:p>
      <text:p text:style-name="P17"><text:span text:style-name="Source_20_Text"><text:span text:style-name="T6">[main 0a2f436] Fase 2 completada: Catálogo + Tasa desde Supabase</text:span></text:span></text:p>
      <text:p text:style-name="P17"><text:span text:style-name="Source_20_Text"><text:span text:style-name="T7"><text:s/></text:span></text:span><text:span text:style-name="Source_20_Text"><text:span text:style-name="T6">15 files changed, 1789 insertions(+), 101 deletions(-)</text:span></text:span></text:p>
      <text:p text:style-name="P18"/>
      <text:p text:style-name="P18">------------------------------------------------------------------------------</text:p>
      <text:p text:style-name="P18">cd /home/marcos/Documentos/lamubi-principal &amp;&amp; git commit -m "Fase 3 completada: Migrar admin de localStorage a Supabase</text:p>
      <text:p text:style-name="P18"/>
      <text:p text:style-name="P18">- Migrar initDashboard() para cargar KPIs y órdenes desde Supabase</text:p>
      <text:p text:style-name="P18">- Migrar initCompradores() para agrupar compradores desde órdenes de Supabase</text:p>
      <text:p text:style-name="P18">- Migrar initVerificaciones() para cargar órdenes pendientes desde Supabase</text:p>
      <text:p text:style-name="P18">- Eliminar dependencia de getOrders() de store.js en admin-licor/app.js</text:p>
      <text:p text:style-name="P18">- Actualizar updateOrderStatus() para pasar reason como objeto"</text:p>
      <text:p text:style-name="P18"/>
      <text:p text:style-name="P10">Commit realizado exitosamente:</text:p>
      <text:p text:style-name="P17"><text:span text:style-name="Source_20_Text"><text:span text:style-name="T6">[main 54c92ae] Fase 3 completada: Migrar admin de localStorage a Supabase</text:span></text:span></text:p>
      <text:p text:style-name="P17"><text:span text:style-name="Source_20_Text"><text:span text:style-name="T7"><text:s/></text:span></text:span><text:span text:style-name="Source_20_Text"><text:span text:style-name="T6">2 files changed, 89 insertions(+), 199 deletions(-)</text:span></text:span></text:p>
      <text:p text:style-name="P18"/>
      <text:p text:style-name="P20">12:19pm</text:p>
      <text:p text:style-name="P20">--------------------------------------------------------------------------</text:p>
      <text:p text:style-name="P20"/>
      <text:p text:style-name="P42">Commit realizado exitosamente:</text:p>
      <text:p text:style-name="P17"><text:span text:style-name="Source_20_Text"><text:span text:style-name="T6">[main 0884c95] Fase 4 completada: Pagos y Verificación con Supabase</text:span></text:span></text:p>
      <text:p text:style-name="P17"><text:span text:style-name="Source_20_Text"><text:span text:style-name="T7"><text:s/></text:span></text:span><text:span text:style-name="Source_20_Text"><text:span text:style-name="T6">7 files changed, 224 insertions(+), 60 deletions(-)</text:span></text:span></text:p>
      <text:p text:style-name="P41">Resumen de lo implementado en la Fase 4:</text:p>
      <text:list text:style-name="L10">
        <text:list-item>
          <text:p text:style-name="P43"><text:span text:style-name="Strong_20_Emphasis"><text:span text:style-name="Source_20_Text"><text:span text:style-name="T10">src/js/supabase/payments.js</text:span></text:span></text:span><text:span text:style-name="T8"> - Servicios modulares para pagos y comprobantes</text:span></text:p>
        </text:list-item>
        <text:list-item>
          <text:p text:style-name="P43"><text:span text:style-name="Strong_20_Emphasis"><text:span text:style-name="T9">Buyer</text:span></text:span><text:span text:style-name="T8">: Sube comprobante → crea orden + pago en Supabase</text:span></text:p>
        </text:list-item>
        <text:list-item>
          <text:p text:style-name="P43"><text:span text:style-name="Strong_20_Emphasis"><text:span text:style-name="T9">Admin</text:span></text:span><text:span text:style-name="T8">: Ve pagos pendientes con comprobante → aprueba/rechaza</text:span></text:p>
        </text:list-item>
        <text:list-item>
          <text:p text:style-name="P44"><text:span text:style-name="Strong_20_Emphasis"><text:span text:style-name="T9">Corrección</text:span></text:span><text:span text:style-name="T8">: </text:span><text:span text:style-name="Source_20_Text"><text:span text:style-name="T10">updateOrderStatus()</text:span></text:span><text:span text:style-name="T8"> ya no usa </text:span><text:span text:style-name="Source_20_Text"><text:span text:style-name="T10">rejected_reason</text:span></text:span><text:span text:style-name="T8"> inexistente</text:span></text:p>
        </text:list-item>
      </text:list>
      <text:p text:style-name="P41">¿Quieres continuar con la Fase 5 (Mesas)?</text:p>
      <text:p text:style-name="P20"/>
      <text:p text:style-name="P23">15:04pm</text:p>
      <text:p text:style-name="P23">------------------------------------------------------------------------</text:p>
      <text:p text:style-name="P23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4T15:04:41.929047546</dc:date>
    <meta:editing-duration>PT5H10M6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3" meta:paragraph-count="88" meta:word-count="539" meta:character-count="4410" meta:non-whitespace-character-count="3986"/>
  </office:meta>
</office:document-meta>
</file>